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d991" officeooo:paragraph-rsid="0014115d"/>
    </style:style>
    <style:style style:name="P2" style:family="paragraph" style:parent-style-name="Header">
      <style:text-properties officeooo:rsid="001cc939" officeooo:paragraph-rsid="0014115d"/>
    </style:style>
    <style:style style:name="P3" style:family="paragraph" style:parent-style-name="Footer">
      <style:text-properties officeooo:paragraph-rsid="0014115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paragraph-rsid="0015b242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paragraph-rsid="0015b5e6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15b5e6"/>
    </style:style>
    <style:style style:name="T1" style:family="text">
      <style:text-properties officeooo:rsid="0014115d"/>
    </style:style>
    <style:style style:name="T2" style:family="text">
      <style:text-properties officeooo:rsid="001cc939"/>
    </style:style>
    <style:style style:name="T3" style:family="text">
      <style:text-properties officeooo:rsid="000fcab0"/>
    </style:style>
    <style:style style:name="T4" style:family="text">
      <style:text-properties officeooo:rsid="0010be57"/>
    </style:style>
    <style:style style:name="T5" style:family="text">
      <style:text-properties officeooo:rsid="0010d197"/>
    </style:style>
    <style:style style:name="T6" style:family="text">
      <style:text-properties officeooo:rsid="0015b242"/>
    </style:style>
    <style:style style:name="T7" style:family="text">
      <style:text-properties officeooo:rsid="0015b5e6"/>
    </style:style>
    <style:style style:name="T8" style:family="text">
      <style:text-properties officeooo:rsid="00178a8f"/>
    </style:style>
    <style:style style:name="T9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 fo:font-style="normal" style:text-underline-style="none" fo:font-weight="normal" officeooo:rsid="00178a8f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officeooo:rsid="0018d2c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jet de S2</text:p>
      <text:p text:style-name="P4"/>
      <text:p text:style-name="P4"/>
      <text:p text:style-name="P5">Premier jalon, première approche du sujet et composition d<text:span text:style-name="T7">u</text:span> groupe</text:p>
      <text:p text:style-name="P5"/>
      <text:p text:style-name="P6"/>
      <text:p text:style-name="P8">Ce document <text:span text:style-name="T6">a</text:span> pour but de détailler le sujet que nous souhait<text:span text:style-name="T6">ons</text:span> aborder.</text:p>
      <text:p text:style-name="P7"/>
      <text:p text:style-name="P12">D0.1: <text:span text:style-name="T11">Description</text:span> du sujet</text:p>
      <text:p text:style-name="P13"/>
      <text:p text:style-name="P9">Le projet que nous avons envisagé tous ensemble est un jeu de plateforme <text:span text:style-name="T8">en 2D </text:span>aux mécanique<text:span text:style-name="T8">s</text:span> variée<text:span text:style-name="T3">s.</text:span></text:p>
      <text:p text:style-name="P9"/>
      <text:p text:style-name="P9">Pour cela, il existe de très nombreuse<text:span text:style-name="T3">s</text:span> librairies java permettant de faire une grande partie d<text:span text:style-name="T3">u</text:span> travail à notre place, après discussion, notamment avec Monsieur Jean, nous en sommes arrivé à la conclusion suivante: l'utilisation d'une tel<text:span text:style-name="T3">le</text:span> librairie sabotera<text:span text:style-name="T5">i</text:span> notre projet, réduisant le volume que nous avons à programmer et rendant le tout « trop simple ». </text:p>
      <text:p text:style-name="P9"/>
      <text:p text:style-name="P11">Notre idée serai alors de cré<text:span text:style-name="T7">er</text:span> un jeu de plateforme de A à Z, nous <text:span text:style-name="T7">voulons</text:span> avoir un jeu avec un personnage se déplaçant de manière fluide en 2D, avec un système de gravité et donc avec celui-ci une commande de saut, nous pensions aussi bien entendu implémenter un moyen de mourir dans le jeu, nous ramenant au début <text:span text:style-name="T6">d’un niveau </text:span>si nous touchons certain<text:span text:style-name="T6">s</text:span> obstacles. </text:p>
      <text:p text:style-name="P19"><text:span text:style-name="T9">Notre personnage se déplace dans une carte que nous aurons </text:span><text:span text:style-name="T10">générée</text:span><text:span text:style-name="T9"> dans notre code, chargeant toute la carte d'un coup. </text:span></text:p>
      <text:p text:style-name="P11"><text:soft-page-break/><text:span text:style-name="T7">L</text:span>orsque le personnage atteindr<text:span text:style-name="T3">a</text:span> la sortie, le niveau laissera place au suivant et ainsi de suite.</text:p>
      <text:p text:style-name="P9"/>
      <text:p text:style-name="P10">Nous n'avons pas de limite <text:span text:style-name="T8">au</text:span> « nombre de niveau<text:span text:style-name="T6">x</text:span> », ainsi notre projet sera très flexible et à chaque t<text:span text:style-name="T7">â</text:span>che terminé<text:span text:style-name="T6">e</text:span> nous en aurons une nouvelle à ajouter, créant des perspectives infinie<text:span text:style-name="T6">s</text:span> à notre jeu.</text:p>
      <text:p text:style-name="P10"><text:span text:style-name="T6">Voici </text:span>quelques idées, qui seront soit disponible<text:span text:style-name="T6">s</text:span> <text:span text:style-name="T6">(</text:span>si nous avons le temps), soi<text:span text:style-name="T6">t</text:span> absente<text:span text:style-name="T3">s</text:span>:</text:p>
      <text:p text:style-name="P9"/>
      <text:list xml:id="list1880155205" text:style-name="L1">
        <text:list-item>
          <text:p text:style-name="P15">La création de « monstre<text:span text:style-name="T3">s</text:span> » à éviter pour avancer ;<text:line-break/></text:p>
        </text:list-item>
        <text:list-item>
          <text:p text:style-name="P15">La création de « ventilateur<text:span text:style-name="T3">s</text:span> » horizontaux faisant flotter notre personnage à une hauteur plus grande que le sol ;</text:p>
        </text:list-item>
      </text:list>
      <text:p text:style-name="P9"/>
      <text:list xml:id="list4285236416" text:style-name="L2">
        <text:list-item>
          <text:p text:style-name="P16">La création de « ventilateurs » verticaux, <text:span text:style-name="T3">permettant au </text:span>personnage <text:span text:style-name="T3">de </text:span>se déplace<text:span text:style-name="T3">r</text:span> moins vite <text:span text:style-name="T3">à</text:span> contre sens et plus vite dans le bon sens ;</text:p>
        </text:list-item>
      </text:list>
      <text:p text:style-name="P9"/>
      <text:list xml:id="list3105674809" text:style-name="L3">
        <text:list-item>
          <text:p text:style-name="P17">La création de « trampoline<text:span text:style-name="T3">s</text:span> » pouvant faire rebondir notre personnage afin de sauter plus haut au fur et à mesure, sans toutefois dépasser une <text:span text:style-name="T3">certaine </text:span>limite ;</text:p>
        </text:list-item>
      </text:list>
      <text:p text:style-name="P9"/>
      <text:list xml:id="list3397646424" text:style-name="L4">
        <text:list-item>
          <text:p text:style-name="P18">La création d'un « lobby » afin que même le menu <text:span text:style-name="T7">fasse</text:span> parti du jeu, cela permettrai notamment de rejouer à un niveau termin<text:span text:style-name="T3">é</text:span> sans relancer le jeu ;</text:p>
        </text:list-item>
      </text:list>
      <text:p text:style-name="P9"/>
      <text:p text:style-name="P9"/>
      <text:p text:style-name="P9"/>
      <text:p text:style-name="P9">En bref, <text:span text:style-name="T3">c</text:span>e ne sont pas les idées qui manque<text:span text:style-name="T4">nt</text:span>, nous vous remercions de votre attention et <text:span text:style-name="T6">attendons</text:span> patiemment une réponse (que nous espérons positive) de votre pa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991" officeooo:paragraph-rsid="0014115d"/>
    </style:style>
    <style:style style:name="MP2" style:family="paragraph" style:parent-style-name="Header">
      <style:text-properties officeooo:rsid="001cc939" officeooo:paragraph-rsid="0014115d"/>
    </style:style>
    <style:style style:name="MP3" style:family="paragraph" style:parent-style-name="Footer">
      <style:text-properties officeooo:paragraph-rsid="0014115d"/>
    </style:style>
    <style:style style:name="MT1" style:family="text">
      <style:text-properties officeooo:rsid="0014115d"/>
    </style:style>
    <style:style style:name="MT2" style:family="text">
      <style:text-properties officeooo:rsid="001cc9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ésentation du sujet</text:span> <text:s text:c="27"/><text:span text:style-name="MT2"><text:s text:c="94"/>V.1</text:span></text:p>
        <text:p text:style-name="MP2">Antoine Tartare<text:tab/><text:tab/>TD2</text:p>
        <text:p text:style-name="MP2">06/02/2020</text:p>
      </style:header>
      <style:footer>
        <text:p text:style-name="MP3"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1:53:26.89</meta:creation-date>
    <dc:date>2020-02-07T16:16:03.889000000</dc:date>
    <meta:editing-duration>PT34M46S</meta:editing-duration>
    <meta:editing-cycles>10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21" meta:word-count="413" meta:character-count="2482" meta:non-whitespace-character-count="1967"/>
  </office:meta>
</office:document-meta>
</file>